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65585C7C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3.611cm"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479cm" loext:decorative="false"/>
      <style:paragraph-properties style:writing-mode="lr-tb"/>
    </style:style>
    <style:style style:name="pr11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2" style:family="presentation" style:parent-style-name="master-outline1">
      <style:graphic-properties loext:decorative="false"/>
      <style:paragraph-properties style:writing-mode="lr-tb"/>
    </style:style>
    <style:style style:name="pr13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r14" style:family="presentation" style:parent-style-name="master-notes">
      <style:graphic-properties draw:fill-color="#ffffff" fo:min-height="12.352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0000" loext:opacity="100%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1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1cm"/>
      <style:text-properties style:font-name="Liberation Sans" fo:font-size="14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style:font-name="Liberation Mono1" fo:font-size="18pt"/>
    </style:style>
    <style:style style:name="P17" style:family="paragraph">
      <style:paragraph-properties fo:margin-left="0cm" fo:margin-right="0cm" fo:margin-top="0cm" fo:margin-bottom="0.2cm" fo:text-indent="-0.6cm"/>
    </style:style>
    <style:style style:name="P18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Sans" fo:font-size="14pt" style:font-size-asian="14pt" style:font-size-complex="14pt"/>
    </style:style>
    <style:style style:name="P19" style:family="paragraph">
      <style:paragraph-properties fo:margin-left="0cm" fo:margin-right="0cm" fo:margin-top="0cm" fo:margin-bottom="0.2cm" fo:text-indent="0cm"/>
    </style:style>
    <style:style style:name="P20" style:family="paragraph">
      <loext:graphic-properties draw:fill-color="#ffffff"/>
      <style:paragraph-properties fo:margin-left="0cm" fo:margin-right="0cm" fo:margin-top="0cm" fo:margin-bottom="0.2cm" fo:text-indent="0cm"/>
      <style:text-properties style:font-name="Liberation Sans" fo:font-size="14pt" style:font-size-asian="14pt" style:font-size-complex="14pt"/>
    </style:style>
    <style:style style:name="P21" style:family="paragraph">
      <style:paragraph-properties fo:margin-top="0cm" fo:margin-bottom="0.406cm"/>
    </style:style>
    <style:style style:name="P22" style:family="paragraph">
      <loext:graphic-properties draw:fill-color="#ffffff"/>
    </style:style>
    <style:style style:name="P23" style:family="paragraph">
      <style:paragraph-properties fo:margin-top="0cm" fo:margin-bottom="0.3cm"/>
    </style:style>
    <style:style style:name="P24" style:family="paragraph">
      <style:text-properties fo:color="#000000" loext:opacity="100%" fo:font-size="26pt" style:font-size-asian="26pt" style:font-size-complex="26pt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" fo:font-size="14pt" style:font-size-asian="14pt" style:font-size-complex="14pt"/>
    </style:style>
    <style:style style:name="P28" style:family="paragraph">
      <loext:graphic-properties draw:fill-color="#ffffff"/>
      <style:paragraph-properties fo:margin-left="0cm" fo:margin-right="0cm" fo:margin-top="0cm" fo:margin-bottom="0.2cm" fo:text-indent="0cm"/>
      <style:text-properties fo:font-size="14pt" style:font-size-asian="14pt" style:font-size-complex="14pt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language="ru" fo:country="RU"/>
    </style:style>
    <style:style style:name="T13" style:family="text">
      <style:text-properties fo:color="#000000" loext:opacity="100%" fo:font-size="22pt" fo:language="ru" fo:country="RU" style:font-size-asian="22pt" style:font-size-complex="22pt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style:font-name="Liberation Sans" fo:font-size="14pt" fo:language="ru" fo:country="RU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1" fo:font-size="18pt"/>
    </style:style>
    <style:style style:name="T21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22" style:family="text">
      <style:text-properties fo:color="#000000" loext:opacity="100%" style:font-name="Liberation Serif1" fo:font-size="22pt" fo:language="ru" fo:country="RU" style:font-size-asian="22pt" style:font-size-complex="22pt"/>
    </style:style>
    <style:style style:name="T23" style:family="text">
      <style:text-properties style:font-name="Liberation Sans" fo:font-size="14pt" fo:language="ru" fo:country="RU" style:font-size-asian="14pt" style:font-size-complex="14pt"/>
    </style:style>
    <style:style style:name="T24" style:family="text">
      <style:text-properties fo:color="#000000" loext:opacity="100%" style:font-name="Liberation Sans" fo:font-size="14pt" fo:language="ru" fo:country="RU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fo:font-size="26pt" fo:language="ru" fo:country="RU" style:font-size-asian="26pt" style:font-size-complex="26pt"/>
    </style:style>
    <style:style style:name="T29" style:family="text">
      <style:text-properties fo:font-variant="normal" fo:text-transform="none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Serif1" fo:font-size="26pt" fo:language="ru" fo:country="RU" fo:font-style="normal" style:font-name-asian="Liberation Serif2" style:font-size-asian="26pt" style:font-style-asian="normal" style:font-name-complex="Liberation Serif2" style:font-size-complex="26pt" style:font-style-complex="normal"/>
    </style:style>
    <style:style style:name="T32" style:family="text">
      <style:text-properties fo:color="#000000" loext:opacity="100%" style:font-name="Liberation Serif1" fo:font-size="6pt" fo:language="ru" fo:country="RU" fo:font-style="normal" style:font-name-asian="Liberation Serif2" style:font-size-asian="6pt" style:font-style-asian="normal" style:font-name-complex="Liberation Serif2" style:font-size-complex="6pt" style:font-style-complex="normal"/>
    </style:style>
    <style:style style:name="T33" style:family="text">
      <style:text-properties fo:color="#000000" loext:opacity="100%" fo:font-size="6pt" fo:language="ru" fo:country="RU" style:font-size-asian="6pt" style:font-size-complex="6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style:font-name="Liberation Mono" fo:font-size="12pt" style:font-size-asian="12pt" style:font-size-complex="12pt"/>
    </style:style>
    <style:style style:name="T36" style:family="text">
      <style:text-properties fo:color="#000000" loext:opacity="100%" style:font-name="Liberation Mono" fo:font-size="18pt" fo:language="ru" fo:country="RU" fo:font-style="normal" style:font-name-asian="Liberation Serif2" style:font-size-asian="18pt" style:font-style-asian="normal" style:font-name-complex="Liberation Serif2" style:font-size-complex="18pt" style:font-style-complex="normal"/>
    </style:style>
    <style:style style:name="T37" style:family="text">
      <style:text-properties fo:color="#000000" loext:opacity="100%" style:font-name="Liberation Serif" fo:font-size="26pt" fo:language="ru" fo:country="RU" fo:font-style="normal" style:font-name-asian="Liberation Serif2" style:font-size-asian="26pt" style:font-style-asian="normal" style:font-name-complex="Liberation Serif2" style:font-size-complex="26pt" style:font-style-complex="normal"/>
    </style:style>
    <style:style style:name="T38" style:family="text">
      <style:text-properties fo:color="#000000" loext:opacity="100%" fo:font-size="26pt" fo:language="ru" fo:country="RU" fo:font-style="normal" style:font-size-asian="26pt" style:font-style-asian="normal" style:font-size-complex="26pt" style:font-style-complex="normal"/>
    </style:style>
    <style:style style:name="T39" style:family="text">
      <style:text-properties fo:color="#000000" loext:opacity="100%" style:font-name="Liberation Mono" fo:font-size="12pt" fo:language="ru" fo:country="RU" fo:font-style="normal" style:font-name-asian="Liberation Serif2" style:font-size-asian="12pt" style:font-style-asian="normal" style:font-name-complex="Liberation Serif2" style:font-size-complex="12pt" style:font-style-complex="normal"/>
    </style:style>
    <style:style style:name="T40" style:family="text">
      <style:text-properties style:font-name="Liberation Mono" fo:font-size="12pt" fo:language="ru" fo:country="RU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SQL</text:span><text:span text:style-name="T2"><text:line-break/></text:span><text:span text:style-name="T2">Составные тип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оставные типы и работа с ними</text:span></text:p>
              </text:list-item>
              <text:list-item>
                <text:p text:style-name="P8"><text:span text:style-name="T11">Параметры функций составных типов</text:span></text:p>
              </text:list-item>
              <text:list-item>
                <text:p text:style-name="P8"><text:span text:style-name="T11">Функции, возвращающие одну строку</text:span></text:p>
              </text:list-item>
              <text:list-item>
                <text:p text:style-name="P8"><text:span text:style-name="T11">Функции, возвращающие множество строк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Составные тип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оставной тип</text:span></text:p>
                <text:list>
                  <text:list-item>
                    <text:p text:style-name="P12"><text:span text:style-name="T13">набор именованных атрибутов (полей)</text:span></text:p>
                  </text:list-item>
                  <text:list-item>
                    <text:p text:style-name="P13"><text:span text:style-name="T13">то же, что табличная строка, но без ограничений целостности</text:span></text:p>
                  </text:list-item>
                </text:list>
              </text:list-item>
              <text:list-item>
                <text:p text:style-name="P8"><text:span text:style-name="T11">Создание</text:span></text:p>
                <text:list>
                  <text:list-item>
                    <text:p text:style-name="P12"><text:span text:style-name="T14">явное объявление нового типа</text:span></text:p>
                  </text:list-item>
                  <text:list-item>
                    <text:p text:style-name="P12"><text:span text:style-name="T14">неявно при создании таблицы</text:span></text:p>
                  </text:list-item>
                  <text:list-item>
                    <text:p text:style-name="P13"><text:span text:style-name="T14">неопределенный составной тип record</text:span></text:p>
                  </text:list-item>
                </text:list>
              </text:list-item>
              <text:list-item>
                <text:p text:style-name="P8"><text:span text:style-name="T11">Использование</text:span></text:p>
                <text:list>
                  <text:list-item>
                    <text:p text:style-name="P12"><text:span text:style-name="T14">атрибуты как скалярные значения</text:span></text:p>
                  </text:list-item>
                  <text:list-item>
                    <text:p><text:span text:style-name="T14">операции со значениями составного типа: сравнение, проверка</text:span><text:span text:style-name="T14"><text:line-break/></text:span><text:span text:style-name="T14">на NULL, использование с подзапросам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13cm" svg:height="13.611cm" svg:x="2.1cm" svg:y="14.207cm" presentation:class="notes" presentation:user-transformed="true">
            <draw:text-box>
              <text:p text:style-name="P14"><text:span text:style-name="T15">Составной тип — это набор атрибутов, каждый из которых имеет свое имя и свой тип. Составной тип можно рассматривать как табличную строку. Часто он называется «записью» (а в Си-подобных языках такой тип называется «структурой»).</text:span></text:p>
              <text:p text:style-name="P12"><text:span text:style-name="T16"><text:a xlink:href="https://postgrespro.ru/docs/postgresql/16/rowtypes" xlink:type="simple">https://postgrespro.ru/docs/postgresql/16/rowtypes</text:a></text:span></text:p>
              <text:p text:style-name="P14"><text:span text:style-name="T15">Составной тип — объект базы данных, его объявление регистрирует новый тип в системном каталоге, после чего он становится полноценным типом SQL. При создании таблицы автоматически создается и одноименный составной тип, представляющий строку этой таблицы. Важное отличие состоит в том, что в составном типе нет ограничений целостности.</text:span></text:p>
              <text:p text:style-name="P14"><text:span text:style-name="T16"><text:a xlink:href="https://postgrespro.ru/docs/postgresql/16/sql-createtype" xlink:type="simple">https://postgrespro.ru/docs/postgresql/16/sql-createtype</text:a></text:span></text:p>
              <text:p text:style-name="P14"><text:span text:style-name="T17">Атрибуты составного типа могут использоваться как отдельные значения (хотя атрибут, в свою очередь, тоже может иметь составной тип).</text:span></text:p>
              <text:p text:style-name="P14"><text:span text:style-name="T18">Составной тип можно использовать как любой другой тип SQL, например, создавать столбцы таблиц этого типа и т. п. </text:span><text:span text:style-name="T17">Значения составного типа можно сравнивать между собой, проверять</text:span><text:span text:style-name="T17"><text:line-break/></text:span><text:span text:style-name="T17">на неопределенность (NULL), использовать с подзапросами в таких конструкциях, как IN, ANY/SOME, ALL.</text:span></text:p>
              <text:p text:style-name="P12"><text:span text:style-name="T19"><text:a xlink:href="https://postgrespro.ru/docs/postgresql/16/functions-comparisons" xlink:type="simple">https://postgrespro.ru/docs/postgresql/16/functions-comparisons</text:a></text:span></text:p>
              <text:p><text:span text:style-name="T19"><text:a xlink:href="https://postgrespro.ru/docs/postgresql/16/functions-subquery" xlink:type="simple">https://postgrespro.ru/docs/postgresql/16/functions-subquery</text:a></text:span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Параметры подпрограмм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21">Подпрограмма может принимать параметры составного типа</text:span></text:p>
              </text:list-item>
              <text:list-item>
                <text:p text:style-name="P8"><text:span text:style-name="T11">Способ реализации вычисляемых полей</text:span></text:p>
                <text:list>
                  <text:list-item>
                    <text:p text:style-name="P13"><text:span text:style-name="T13">взаимозаменяемость </text:span><text:span text:style-name="T22">table.column</text:span><text:span text:style-name="T13"> и </text:span><text:span text:style-name="T22">column(table)</text:span></text:p>
                  </text:list-item>
                </text:list>
              </text:list-item>
              <text:list-item>
                <text:p text:style-name="P8"><text:span text:style-name="T11">Другие способы</text:span></text:p>
                <text:list>
                  <text:list-item>
                    <text:p text:style-name="P12"><text:span text:style-name="T14">представления</text:span></text:p>
                  </text:list-item>
                  <text:list-item>
                    <text:p><text:span text:style-name="T14">столбцы GENERATED ALW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8" draw:layer="layout" svg:width="16.713cm" svg:height="13.479cm" svg:x="2.108cm" svg:y="14.207cm" presentation:class="notes" presentation:user-transformed="true">
            <draw:text-box>
              <text:p text:style-name="P17"><text:span text:style-name="T23">Разумеется, подпрограммы могут принимать параметры составных типов.</text:span></text:p>
              <text:p text:style-name="P17"><text:span text:style-name="T23">Интересно, что для доступа к столбцу таблицы можно использовать</text:span><text:span text:style-name="T23"><text:line-break/></text:span><text:span text:style-name="T23">не только привычную форму «таблица.столбец», но и функциональную: «столбец(таблица)». Это позволяет создавать вычисляемые поля, определяя функцию, принимающую на вход составной тип.</text:span></text:p>
              <text:p text:style-name="P17"><text:span text:style-name="T24"><text:a xlink:href="https://postgrespro.ru/docs/postgresql/16/xfunc-sql" xlink:type="simple">https://postgrespro.ru/docs/postgresql/16/xfunc-sql</text:a></text:span></text:p>
              <text:p text:style-name="P17"><text:span text:style-name="T25">Это несколько курьезный способ, поскольку того же результата можно добиться более явно с помощью представления. Стандарт SQL также предусматривает генерируемые (GENERATED ALWAYS) столбцы, хотя </text:span><text:span text:style-name="T26">в PostgreSQL </text:span><text:span text:style-name="T25">эта возможность пока реализована не в соответствии</text:span><text:span text:style-name="T25"><text:line-break/></text:span><text:span text:style-name="T25">со стандартом — столбцы не вычисляются на лету, а сохраняются</text:span><text:span text:style-name="T25"><text:line-break/></text:span><text:span text:style-name="T25">в таблице.</text:span></text:p>
              <text:p text:style-name="P17"><text:span text:style-name="T27"><text:a xlink:href="https://postgrespro.ru/docs/postgresql/16/ddl-generated-columns" xlink:type="simple">https://postgrespro.ru/docs/postgresql/16/ddl-generated-columns</text:a></text:span></text:p>
              <text:p text:style-name="P17"><text:span text:style-name="T25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«Однострочные» функци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Возвращают значение составного типа</text:span></text:p>
              </text:list-item>
              <text:list-item>
                <text:p text:style-name="P8"><text:span text:style-name="T11">Обычно вызываются в списке выборки запроса</text:span></text:p>
              </text:list-item>
              <text:list-item>
                <text:p text:style-name="P8"><text:span text:style-name="T11">При вызове в предложении </text:span><text:span text:style-name="T28">FROM</text:span><text:span text:style-name="T11"> возвращают однострочную таблицу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8" draw:layer="layout" svg:width="16.713cm" svg:height="13.479cm" svg:x="2.108cm" svg:y="14.207cm" presentation:class="notes" presentation:user-transformed="true">
            <draw:text-box>
              <text:p text:style-name="P17"><text:span text:style-name="T23">Функции могут не только принимать параметры составного типа,</text:span><text:span text:style-name="T23"><text:line-break/></text:span><text:span text:style-name="T23">но и возвращать значение составного типа.</text:span></text:p>
              <text:p text:style-name="P17"><text:span text:style-name="T23">Обычно функции вызываются в списке выборки запроса (предложение SELECT).</text:span></text:p>
              <text:p text:style-name="P17"><text:span text:style-name="T23">Но функцию можно вызвать и в предложении FROM, как будто таблицу из одной строки.</text:span></text:p>
              <text:p text:style-name="P17"><text:span text:style-name="T25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11" draw:layer="layout" svg:width="19.8cm" svg:height="1.741cm" svg:x="1.2cm" svg:y="0.737cm" presentation:class="title" presentation:user-transformed="true">
          <draw:text-box>
            <text:p><text:span text:style-name="T12">Табличные функции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ъявляются как </text:span><text:span text:style-name="T28">RETURNS SETOF</text:span><text:span text:style-name="T11"> или </text:span><text:span text:style-name="T28">RETURNS TABLE</text:span></text:p>
              </text:list-item>
              <text:list-item>
                <text:p text:style-name="P8"><text:span text:style-name="T11">Могут возвращать несколько строк</text:span></text:p>
              </text:list-item>
              <text:list-item>
                <text:p text:style-name="P8"><text:span text:style-name="T11">Обычно вызываются в предложении </text:span><text:span text:style-name="T28">FROM</text:span></text:p>
              </text:list-item>
              <text:list-item>
                <text:p text:style-name="P8"><text:span text:style-name="T11">Можно использовать как представление с параметрами</text:span></text:p>
                <text:list>
                  <text:list-item>
                    <text:p><text:span text:style-name="T13">особенно удобно в сочетании с подстановкой тела функции в запро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0" draw:layer="layout" svg:width="16.713cm" svg:height="13.479cm" svg:x="2.108cm" svg:y="14.207cm" presentation:class="notes" presentation:user-transformed="true">
            <draw:text-box>
              <text:p text:style-name="P19"><text:span text:style-name="T23">Мы знаем, что к функциям можно обращаться в предложении FROM, однако до сих пор результатом была одна строка. Конечно, интереснее было бы иметь функции, возвращающие множество строк (табличные функции) — и их действительно можно определять.</text:span></text:p>
              <text:p text:style-name="P19"><text:span text:style-name="T23">Табличные функции естественно вызывать в предложении FROM</text:span><text:span text:style-name="T23"><text:line-break/></text:span><text:span text:style-name="T23">и можно рассматривать их как своеобразное представление. (Формально PostgreSQL позволяет вызвать такую функцию и в списке выборки, но так лучше не делать.)</text:span></text:p>
              <text:p text:style-name="P19"><text:span text:style-name="T25">Как и с обычными функциями, в ряде случаев планировщик может подставить тело функции в основной запрос. Это позволяет создавать «представления с параметрами» без накладных расходов.</text:span></text:p>
              <text:p text:style-name="P19"><text:span text:style-name="T27"><text:a xlink:href="https://wiki.postgresql.org/wiki/Inlining_of_SQL_functions" xlink:type="simple">https://wiki.postgresql.org/wiki/Inlining_of_SQL_functions</text:a></text:span></text:p>
              <text:p text:style-name="P19"><text:span text:style-name="T25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6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0"/></text:p>
            <text:p text:style-name="P1"><text:span text:style-name="T20"/></text:p>
            <text:p text:style-name="P1"><text:span text:style-name="T20"/></text:p>
            <text:p text:style-name="P1"><text:span text:style-name="T20"><text:s text:c="11"/></text:span><text:span text:style-name="T20">$ psql</text:span></text:p>
            <text:p text:style-name="P1"><text:span text:style-name="T20"><text:s text:c="11"/></text:span><text:span text:style-name="T20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29">Составной тип объединяет значения других типов</text:span></text:p>
              </text:list-item>
              <text:list-item>
                <text:p text:style-name="P21"><text:span text:style-name="T30">Упрощает и обогащает работу функций с таблицами</text:span></text:p>
              </text:list-item>
              <text:list-item>
                <text:p text:style-name="P21"><text:span text:style-name="T30">Позволяет создавать вычислимые поля</text:span><text:span text:style-name="T30"><text:line-break/></text:span><text:span text:style-name="T30">и представления с параметрами</text:span></text:p>
              </text:list-item>
              <text:list-item>
                <text:p text:style-name="P21"><text:span text:style-name="T30">Функции могут возвращать множество строк</text:span></text:p>
              </text:list-item>
              <text:list-item>
                <text:p text:style-name="P21"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2" draw:text-style-name="P24" draw:layer="layout" svg:width="25.6cm" svg:height="14.4cm" svg:x="1.2cm" svg:y="4.8cm" presentation:class="outline">
          <draw:text-box>
            <text:list text:style-name="L4">
              <text:list-item>
                <text:p text:style-name="P23"><text:span text:style-name="T28">Создайте функцию onhand_qty для подсчета имеющихся</text:span><text:span text:style-name="T28"><text:line-break/></text:span><text:span text:style-name="T28">в наличии книг. Функция принимает параметр составного типа books </text:span><text:span text:style-name="T31">и возвращает целое число.</text:span><text:span text:style-name="T31"><text:line-break/></text:span><text:span text:style-name="T32"> </text:span><text:span text:style-name="T31"><text:line-break/></text:span><text:span text:style-name="T28">Используйте эту функцию в представлении catalog_v</text:span><text:span text:style-name="T28"><text:line-break/></text:span><text:span text:style-name="T28">в качестве «вычисляемого поля».</text:span><text:span text:style-name="T28"><text:line-break/></text:span><text:span text:style-name="T33"> </text:span><text:span text:style-name="T28"><text:line-break/></text:span><text:span text:style-name="T28">Проверьте, что приложение отображает количество книг.</text:span></text:p>
              </text:list-item>
              <text:list-item>
                <text:p text:style-name="P23"><text:span text:style-name="T28">Создайте табличную функцию get_catalog для поиска книг.</text:span><text:span text:style-name="T28"><text:line-break/></text:span><text:span text:style-name="T28">Функция принимает значения полей формы поиска</text:span><text:span text:style-name="T28"><text:line-break/></text:span><text:span text:style-name="T28">(«имя автора», «название книги», «есть на складе»)</text:span><text:span text:style-name="T28"><text:line-break/></text:span><text:span text:style-name="T28">и возвращает подходящие книги в формате catalog_v.</text:span><text:span text:style-name="T28"><text:line-break/></text:span><text:span text:style-name="T33"> </text:span><text:span text:style-name="T28"><text:line-break/></text:span><text:span text:style-name="T28">Проверьте, что в «Магазине» начал работать поиск и просмотр.</text:span></text:p>
              </text:list-item>
            </text:list>
          </draw:text-box>
        </draw:frame>
        <draw:g draw:name="book" draw:style-name="gr4">
          <draw:custom-shape draw:style-name="gr5" draw:text-style-name="P25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6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26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25" draw:layer="layout" svg:width="1.309cm" svg:height="0.703cm" draw:transform="rotate (1.5707963267949) translate (9.697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6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6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6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6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27" draw:layer="layout" svg:width="16.799cm" svg:height="15.121cm" svg:x="2.1cm" svg:y="14.107cm" presentation:class="notes" presentation:user-transformed="true">
            <draw:text-box>
              <text:p text:style-name="P17"><text:span text:style-name="T34">1.</text:span></text:p>
              <text:p text:style-name="P17"><text:span text:style-name="T35">FUNCTION onhand_qty(book books) RETURNS integer</text:span></text:p>
              <text:p text:style-name="P17"><text:span text:style-name="T34">2.</text:span></text:p>
              <text:p text:style-name="P17"><text:span text:style-name="T35">FUNCTION get_catalog(</text:span><text:span text:style-name="T35"><text:line-break/></text:span><text:span text:style-name="T35"> <text:s text:c="3"/>author_name text, book_title text, in_stock boolean</text:span><text:span text:style-name="T35"><text:line-break/></text:span><text:span text:style-name="T35">)</text:span><text:span text:style-name="T35"><text:line-break/></text:span><text:span text:style-name="T35">RETURNS TABLE(</text:span><text:span text:style-name="T35"><text:line-break/></text:span><text:span text:style-name="T35"> <text:s text:c="3"/>book_id integer, display_name text, onhand_qty integer</text:span><text:span text:style-name="T35"><text:line-break/></text:span><text:span text:style-name="T35">)</text:span></text:p>
              <text:p text:style-name="P17"><text:span text:style-name="T6">При решении хотелось бы воспользоваться уже готовым представлением catalog_v, просто наложив ограничения на строки.</text:span><text:span text:style-name="T6"><text:line-break/></text:span><text:span text:style-name="T6">Но в этом представлении и название книги, и авторы находятся в одном поле, к тому же в сокращенном виде. Очевидно, что поиск автора «Лев» по полю «Л .Н. Толстой» не даст результата.</text:span></text:p>
              <text:p text:style-name="P17"><text:span text:style-name="T6">Можно было бы повторить в функции get_catalog запрос из catalog_v, но это дублирование кода, что плохо. Поэтому расширьте представление catalog_v, добавив в него дополнительные поля: заголовок книги и полный список авторов.</text:span></text:p>
              <text:p text:style-name="P17"><text:span text:style-name="T6">Проверьте, что корректно обрабатываются пустые поля на форме. Когда клиент вызывает функцию get_catalog, передает ли он в этом случае пустые строки или неопределенные значения?</text:span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2" draw:text-style-name="P24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23"><text:span text:style-name="T28">Напишите функцию, переводящую строку, содержащую число в шестнадцатеричной системе, в обычное целое число.</text:span><text:span text:style-name="T28"><text:line-break/></text:span><text:span text:style-name="T28">Например: </text:span><text:span text:style-name="T36">convert('FF')</text:span><text:span text:style-name="T37"> </text:span><text:span text:style-name="T36">→</text:span><text:span text:style-name="T37"> </text:span><text:span text:style-name="T36">255</text:span></text:p>
              </text:list-item>
              <text:list-item>
                <text:p text:style-name="P23"><text:span text:style-name="T28">Добавьте в функцию второй необязательный параметр — основание системы счисления (по умолчанию — 16).</text:span><text:span text:style-name="T28"><text:line-break/></text:span><text:span text:style-name="T28">Например: </text:span><text:span text:style-name="T36">convert('0110',2)</text:span><text:span text:style-name="T37"> </text:span><text:span text:style-name="T36">→</text:span><text:span text:style-name="T37"> </text:span><text:span text:style-name="T36">6</text:span></text:p>
              </text:list-item>
            </text:list>
            <text:list text:style-name="L5">
              <text:list-item>
                <text:p text:style-name="P23"><text:span text:style-name="T38">Табличная функция generate_series не работает</text:span><text:span text:style-name="T38"><text:line-break/></text:span><text:span text:style-name="T38">со строковыми типами. Предложите свою функцию</text:span><text:span text:style-name="T38"><text:line-break/></text:span><text:span text:style-name="T38">для генерации последовательностей строк из заглавных английских букв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4" draw:text-style-name="P28" draw:layer="layout" svg:width="16.799cm" svg:height="12.352cm" svg:x="2.1cm" svg:y="14.107cm" presentation:class="notes" presentation:user-transformed="true">
            <draw:text-box>
              <text:p text:style-name="P19"><text:span text:style-name="T6">1. Например:</text:span></text:p>
              <text:p text:style-name="P19"><text:span text:style-name="T39">convert('FF') → 255</text:span></text:p>
              <text:p text:style-name="P19"><text:span text:style-name="T6">Для решения пригодятся: табличная функция regexp_split_to_table, функции upper и reverse, конструкция WITH ORDINALITY.</text:span></text:p>
              <text:p text:style-name="P19"><text:span text:style-name="T6">Другое решение возможно с помощью рекурсивного запроса.</text:span></text:p>
              <text:p text:style-name="P19"><text:span text:style-name="T6">Проверить реализацию можно, используя шестнадцатеричные константы: </text:span><text:span text:style-name="T40">SELECT X'FF'::integer;</text:span></text:p>
              <text:p text:style-name="P19"><text:span text:style-name="T6"/></text:p>
              <text:p text:style-name="P19"><text:span text:style-name="T6">2. Например:</text:span></text:p>
              <text:p text:style-name="P19"><text:span text:style-name="T39">convert('0110',2) → 6</text:span></text:p>
              <text:p text:style-name="P19"><text:span text:style-name="T6"/></text:p>
              <text:p text:style-name="P19"><text:span text:style-name="T6">3. Считайте, что на вход подаются строки равной длины. Например:</text:span></text:p>
              <text:p text:style-name="P19"><text:span text:style-name="T39">generate_series('AA','ZZ') →</text:span><text:span text:style-name="T39"><text:line-break/></text:span><text:span text:style-name="T39"> → 'AA'</text:span><text:span text:style-name="T39"><text:line-break/></text:span><text:span text:style-name="T39"> <text:s text:c="2"/>'AB'</text:span><text:span text:style-name="T39"><text:line-break/></text:span><text:span text:style-name="T39"> <text:s text:c="2"/>'AC'</text:span><text:span text:style-name="T39"><text:line-break/></text:span><text:span text:style-name="T39"> <text:s text:c="2"/>...</text:span><text:span text:style-name="T39"><text:line-break/></text:span><text:span text:style-name="T39"> <text:s text:c="2"/>'ZY'</text:span><text:span text:style-name="T39"><text:line-break/></text:span><text:span text:style-name="T39"> <text:s text:c="2"/>'ZZ'</text:span><text:span text:style-name="T39"><text:line-break/></text:span><text:span text:style-name="T3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adornments="Regular" style:font-family-generic="swiss"/>
    <style:font-face style:name="Liberation Sans4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65585C7C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6M12S</meta:editing-duration>
    <meta:editing-cycles>158</meta:editing-cycles>
    <meta:generator>LibreOffice/24.2.4.2$Linux_X86_64 LibreOffice_project/420$Build-2</meta:generator>
    <dc:date>2024-07-02T05:34:34.215126280</dc:date>
    <meta:document-statistic meta:object-count="97"/>
    <meta:template xlink:type="simple" xlink:actuate="onRequest" xlink:title="master" xlink:href="../../../../../.config/libreoffice/4/user/template/master.otp" meta:date="2015-06-03T14:43:56.815095550"/>
  </office:meta>
</office:document-meta>
</file>